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5.54pt"/>
    </style:style>
    <style:style style:name="co2" style:family="table-column">
      <style:table-column-properties fo:break-before="auto" style:column-width="116.59pt"/>
    </style:style>
    <style:style style:name="co3" style:family="table-column">
      <style:table-column-properties fo:break-before="auto" style:column-width="315.69pt"/>
    </style:style>
    <style:style style:name="co4" style:family="table-column">
      <style:table-column-properties fo:break-before="auto" style:column-width="45.61pt"/>
    </style:style>
    <style:style style:name="co5" style:family="table-column">
      <style:table-column-properties fo:break-before="auto" style:column-width="106.81pt"/>
    </style:style>
    <style:style style:name="co6" style:family="table-column">
      <style:table-column-properties fo:break-before="auto" style:column-width="124.75pt"/>
    </style:style>
    <style:style style:name="co7" style:family="table-column">
      <style:table-column-properties fo:break-before="auto" style:column-width="42.35pt"/>
    </style:style>
    <style:style style:name="co8" style:family="table-column">
      <style:table-column-properties fo:break-before="auto" style:column-width="142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N</text:p>
          </table:table-cell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Aaron:L_Vishay_IHLP-1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IHLP1212BZER3R3M1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567-1-ND</text:p>
          </table:table-cell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TPS55340-Q1</text:p>
          </table:table-cell>
          <table:table-cell office:value-type="string" calcext:value-type="string">
            <text:p>Aaron:QFN-16-1EP_3x3mm_P0.5mm_EP2.7x2.7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55340RT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7677-1-ND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Aaron:QFN-24-1EP_4x4mm_Pitch0.5mm_rounded_cor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icon Image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-4737-1-ND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KMR2</text:p>
          </table:table-cell>
          <table:table-cell office:value-type="string" calcext:value-type="string">
            <text:p>Aaron:SW_SPST_KM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KMR231NG LF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0246CT-ND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Aaron: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</text:p>
          </table:table-cell>
          <table:table-cell office:value-type="float" office:value="1050170001" calcext:value-type="float">
            <text:p>105017000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399CT-N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Aaron:microSD_HC_Wuerth_69307201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erth</text:p>
          </table:table-cell>
          <table:table-cell office:value-type="float" office:value="693072010801" calcext:value-type="float">
            <text:p>69307201080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3820-1-ND</text:p>
          </table:table-cell>
        </table:table-row>
        <table:table-row table:style-name="ro1">
          <table:table-cell office:value-type="string" calcext:value-type="string">
            <text:p>C5;C8;C16;C17;C10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4KO8WP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582-1-ND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4KO8WP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582-1-ND</text:p>
          </table:table-cell>
        </table:table-row>
        <table:table-row table:style-name="ro1">
          <table:table-cell office:value-type="string" calcext:value-type="string">
            <text:p>C3;C11;C15;C10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5KP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946-1-ND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223KB8WP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534-1-ND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H474KA12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1994-1-ND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6.8u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685K080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4145-1-ND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820pF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821J5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9127-1-ND</text:p>
          </table:table-cell>
        </table:table-row>
        <table:table-row table:style-name="ro1">
          <table:table-cell office:value-type="string" calcext:value-type="string">
            <text:p>C1;C2;C6;C4;C7;C9;C10;C13;C14;C18;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786-1-ND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1210_322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2B226MOJ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3395-1-ND</text:p>
          </table:table-cell>
        </table:table-row>
        <table:table-row table:style-name="ro1">
          <table:table-cell office:value-type="string" calcext:value-type="string">
            <text:p>J101</text:p>
          </table:table-cell>
          <table:table-cell office:value-type="string" calcext:value-type="string">
            <text:p>Conn_01x02 DNS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2B-PH-K-S(LF)(SN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04-ND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4 DNS</text:p>
          </table:table-cell>
          <table:table-cell office:value-type="string" calcext:value-type="string">
            <text:p>Connector_JST:JST_PH_B4B-PH-K_1x04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 Sales America</text:p>
          </table:table-cell>
          <table:table-cell office:value-type="string" calcext:value-type="string">
            <text:p>B4B-PH-K-S(LF)(SN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06-ND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2 DNS</text:p>
          </table:table-cell>
          <table:table-cell office:value-type="string" calcext:value-type="string">
            <text:p>Connector_PinHeader_1.27mm:PinHeader_1x02_P1.27mm_Vertic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3 DNS</text:p>
          </table:table-cell>
          <table:table-cell office:value-type="string" calcext:value-type="string">
            <text:p>Connector_PinHeader_1.27mm:PinHeader_1x03_P1.27mm_Vertic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PinHeader_1.27mm:PinHeader_1x05_P1.27mm_Vertic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2 DNS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4;J2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Connectors_JST-BM12B-SURS-TF:BM12B-SRSS-T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12B-SRSS-TF(LF)(SN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M12B-SRSS-TF(LF)(SN)-ND</text:p>
          </table:table-cell>
        </table:table-row>
        <table:table-row table:style-name="ro1">
          <table:table-cell office:value-type="string" calcext:value-type="string">
            <text:p>D10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S24F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S24FLCT-N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ESP32-WROVER-I</text:p>
          </table:table-cell>
          <table:table-cell office:value-type="string" calcext:value-type="string">
            <text:p>ESP32:ESP32-WRO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32-WROVER-B (16MB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56-ESP32-WROB(16MB)</text:p>
          </table:table-cell>
        </table:table-row>
        <table:table-row table:style-name="ro1">
          <table:table-cell office:value-type="string" calcext:value-type="string">
            <text:p>FID1;FID2;FID3;FID4</text:p>
          </table:table-cell>
          <table:table-cell office:value-type="string" calcext:value-type="string">
            <text:p>FIDUCIAL_1MM</text:p>
          </table:table-cell>
          <table:table-cell office:value-type="string" calcext:value-type="string">
            <text:p>Fiducial:Fiducial_0.5mm_Mask1mm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WS2813-MINI</text:p>
          </table:table-cell>
          <table:table-cell office:value-type="string" calcext:value-type="string">
            <text:p>LED_WS2813-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WS2813B-Mini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AX14611ETD+T</text:p>
          </table:table-cell>
          <table:table-cell office:value-type="string" calcext:value-type="string">
            <text:p>Maxim:TDFN--EP-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14611ETD+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14611ETD+TCT-ND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SS138CT-ND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MMBT2222A-TP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MMBT2222A-T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2222ATPMSCT-ND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MDT5551</text:p>
          </table:table-cell>
          <table:table-cell office:value-type="string" calcext:value-type="string">
            <text:p>Package_TO_SOT_SMD: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s, Inc.</text:p>
          </table:table-cell>
          <table:table-cell office:value-type="string" calcext:value-type="string">
            <text:p>MMDT5551-7-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DT5551-FDICT-N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USBLC6-2P6</text:p>
          </table:table-cell>
          <table:table-cell office:value-type="string" calcext:value-type="string">
            <text:p>Package_TO_SOT_SMD:SOT-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USBLC6-2P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5026-1-ND</text:p>
          </table:table-cell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1.69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1K69FKE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.69KHCT-ND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603100KJNE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00KGCT-ND</text:p>
          </table:table-cell>
        </table:table-row>
        <table:table-row table:style-name="ro1">
          <table:table-cell office:value-type="string" calcext:value-type="string">
            <text:p>R1;R6;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60310K0FKE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979-1-ND</text:p>
          </table:table-cell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60310K0FKE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979-1-ND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18.2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60318K2FKE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8.2KHCT-ND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00MHRCT-ND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, Inc.</text:p>
          </table:table-cell>
          <table:table-cell office:value-type="string" calcext:value-type="string">
            <text:p>CR0603-FX-2212E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R0603-FX-2212ELFCT-ND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, Inc.</text:p>
          </table:table-cell>
          <table:table-cell office:value-type="string" calcext:value-type="string">
            <text:p>CR0603-FX-4752E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R0603-FX-4752ELFCT-ND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RC1608F471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4619-1-ND</text:p>
          </table:table-cell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86.6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60386K6FKE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86.6KHCT-ND</text:p>
          </table:table-cell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Array_Convex_2x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XB-V4V103J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2103CT-ND</text:p>
          </table:table-cell>
        </table:table-row>
        <table:table-row table:style-name="ro1">
          <table:table-cell office:value-type="string" calcext:value-type="string">
            <text:p>RN2;RN3;RN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Array_Convex_4x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XB-V8V103J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4103CT-ND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S214NW</text:p>
          </table:table-cell>
          <table:table-cell office:value-type="string" calcext:value-type="string">
            <text:p>TO_SOT_Packages_SMD:SOT-323_SC-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BSS214NWH6327XTSA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SS214NWH6327XTSA1CT-N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XCL220</text:p>
          </table:table-cell>
          <table:table-cell office:value-type="string" calcext:value-type="string">
            <text:p>Torex_Semi:CL-2025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ex Semiconductor</text:p>
          </table:table-cell>
          <table:table-cell office:value-type="string" calcext:value-type="string">
            <text:p>XCL220B333FR-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93-1279-1-ND</text:p>
          </table:table-cell>
        </table:table-row>
        <table:table-row table:style-name="ro1">
          <table:table-cell office:value-type="string" calcext:value-type="string">
            <text:p>MIC1</text:p>
          </table:table-cell>
          <table:table-cell office:value-type="string" calcext:value-type="string">
            <text:p>SPH0645LM4H-B</text:p>
          </table:table-cell>
          <table:table-cell office:value-type="string" calcext:value-type="string">
            <text:p>digikey-footprints:SPH0645LM4H-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H0645LM4H-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23-1405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4" meta:object-count="0"/>
    <meta:generator>LibreOffice/6.1.3.2$Linux_X86_64 LibreOffice_project/10$Build-2</meta:generator>
  </office:meta>
</office:document-meta>
</file>